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7681in" table:align="margins" style:writing-mode="lr-tb"/>
    </style:style>
    <style:style style:name="Table1.A" style:family="table-column">
      <style:table-column-properties style:column-width="1.4417in" style:rel-column-width="2076*"/>
    </style:style>
    <style:style style:name="Table1.B" style:family="table-column">
      <style:table-column-properties style:column-width="1.4424in" style:rel-column-width="20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7681in" table:align="margins" style:writing-mode="lr-tb"/>
    </style:style>
    <style:style style:name="Table2.A" style:family="table-column">
      <style:table-column-properties style:column-width="2.884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style:language-complex="ar" style:country-complex="EG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fo:color="#000000" officeooo:paragraph-rsid="001ef664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fo:color="#000000" officeooo:paragraph-rsid="001fc7cf"/>
    </style:style>
    <style:style style:name="P6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1fc7cf"/>
    </style:style>
    <style:style style:name="P7" style:family="paragraph" style:parent-style-name="List_20_Paragraph">
      <style:paragraph-properties fo:text-align="start" style:justify-single-word="false" style:writing-mode="lr-tb"/>
    </style:style>
    <style:style style:name="P8" style:family="paragraph" style:parent-style-name="List_20_Paragraph" style:list-style-name="WWNum1">
      <style:paragraph-properties fo:text-align="start" style:justify-single-word="false" style:writing-mode="lr-tb"/>
    </style:style>
    <style:style style:name="P9" style:family="paragraph" style:parent-style-name="List_20_Paragraph" style:list-style-name="WWNum1">
      <style:paragraph-properties fo:text-align="start" style:justify-single-word="false" style:writing-mode="lr-tb"/>
      <style:text-properties officeooo:paragraph-rsid="001e966b"/>
    </style:style>
    <style:style style:name="P10" style:family="paragraph" style:parent-style-name="List_20_Paragraph">
      <style:paragraph-properties fo:text-align="start" style:justify-single-word="false" style:writing-mode="lr-tb"/>
      <style:text-properties officeooo:paragraph-rsid="001e966b"/>
    </style:style>
    <style:style style:name="P11" style:family="paragraph" style:parent-style-name="List_20_Paragraph">
      <style:paragraph-properties fo:text-align="start" style:justify-single-word="false" style:writing-mode="lr-tb"/>
      <style:text-properties officeooo:paragraph-rsid="001ef664"/>
    </style:style>
    <style:style style:name="P12" style:family="paragraph" style:parent-style-name="List_20_Paragraph">
      <style:paragraph-properties fo:text-align="start" style:justify-single-word="false" style:writing-mode="lr-tb"/>
      <style:text-properties fo:color="#000000" fo:font-weight="normal" officeooo:paragraph-rsid="001ef664" style:font-weight-asian="normal" style:font-weight-complex="normal"/>
    </style:style>
    <style:style style:name="P13" style:family="paragraph" style:parent-style-name="List_20_Paragraph" style:list-style-name="WWNum1">
      <style:paragraph-properties fo:text-align="start" style:justify-single-word="false" style:writing-mode="lr-tb"/>
      <style:text-properties officeooo:rsid="001fc7cf" officeooo:paragraph-rsid="001fc7cf"/>
    </style:style>
    <style:style style:name="P14" style:family="paragraph" style:parent-style-name="List_20_Paragraph" style:list-style-name="WWNum1">
      <style:paragraph-properties fo:margin-left="0in" fo:margin-right="0in" fo:text-align="start" style:justify-single-word="false" fo:text-indent="0in" style:auto-text-indent="false" style:writing-mode="lr-tb"/>
      <style:text-properties officeooo:paragraph-rsid="001e966b"/>
    </style:style>
    <style:style style:name="P15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officeooo:paragraph-rsid="001e966b"/>
    </style:style>
    <style:style style:name="P16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officeooo:paragraph-rsid="001ef664"/>
    </style:style>
    <style:style style:name="P17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officeooo:paragraph-rsid="001fc7cf"/>
    </style:style>
    <style:style style:name="P18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officeooo:paragraph-rsid="0020ddcc"/>
    </style:style>
    <style:style style:name="P19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officeooo:rsid="001e966b" officeooo:paragraph-rsid="001e966b"/>
    </style:style>
    <style:style style:name="P20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fo:color="#000000" fo:font-weight="normal" officeooo:paragraph-rsid="001e966b" style:font-weight-asian="normal" style:font-weight-complex="normal"/>
    </style:style>
    <style:style style:name="P21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fo:color="#000000" fo:font-weight="normal" officeooo:paragraph-rsid="001ef664" style:font-weight-asian="normal" style:font-weight-complex="normal"/>
    </style:style>
    <style:style style:name="P22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fo:color="#000000" fo:font-weight="normal" officeooo:paragraph-rsid="001fc7cf" style:font-weight-asian="normal" style:font-weight-complex="normal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officeooo:rsid="001ef664" officeooo:paragraph-rsid="001ef664"/>
    </style:style>
    <style:style style:name="P24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officeooo:rsid="001fc7cf" officeooo:paragraph-rsid="001fc7cf"/>
    </style:style>
    <style:style style:name="P25" style:family="paragraph" style:parent-style-name="Table_20_Contents">
      <style:text-properties officeooo:rsid="001e966b" officeooo:paragraph-rsid="001e966b"/>
    </style:style>
    <style:style style:name="P26" style:family="paragraph" style:parent-style-name="Table_20_Contents">
      <style:text-properties officeooo:rsid="001ef664" officeooo:paragraph-rsid="001ef664"/>
    </style:style>
    <style:style style:name="P27" style:family="paragraph" style:parent-style-name="Table_20_Contents">
      <style:text-properties officeooo:rsid="001ef664" officeooo:paragraph-rsid="001fc7cf"/>
    </style:style>
    <style:style style:name="P28" style:family="paragraph" style:parent-style-name="Table_20_Contents">
      <style:text-properties officeooo:paragraph-rsid="001fc7cf"/>
    </style:style>
    <style:style style:name="T1" style:family="text">
      <style:text-properties fo:color="#c00000" style:font-name="Century Gothic" fo:font-size="16pt" style:font-size-asian="16pt" style:font-size-complex="16pt" style:language-complex="ar" style:country-complex="EG"/>
    </style:style>
    <style:style style:name="T2" style:family="text">
      <style:text-properties fo:color="#c00000" style:font-name="Century Gothic" fo:font-size="12pt" style:font-size-asian="12pt" style:font-size-complex="12pt" style:language-complex="ar" style:country-complex="EG"/>
    </style:style>
    <style:style style:name="T3" style:family="text">
      <style:text-properties fo:color="#c00000" style:font-name="Century Gothic" fo:font-size="12pt" officeooo:rsid="001fc7cf" style:font-size-asian="12pt" style:font-size-complex="12pt" style:language-complex="ar" style:country-complex="EG"/>
    </style:style>
    <style:style style:name="T4" style:family="text">
      <style:text-properties fo:color="#c00000" style:font-name="Cambria" fo:font-size="12pt" fo:font-weight="bold" style:font-size-asian="12pt" style:font-weight-asian="bold" style:font-size-complex="12pt" style:language-complex="ar" style:country-complex="EG" style:font-weight-complex="bold"/>
    </style:style>
    <style:style style:name="T5" style:family="text">
      <style:text-properties fo:color="#c00000" style:font-name="Cambria" fo:font-size="12pt" style:text-underline-style="solid" style:text-underline-width="auto" style:text-underline-color="font-color" fo:font-weight="bold" style:font-size-asian="12pt" style:font-weight-asian="bold" style:font-size-complex="12pt" style:language-complex="ar" style:country-complex="EG" style:font-weight-complex="bold"/>
    </style:style>
    <style:style style:name="T6" style:family="text">
      <style:text-properties fo:color="#2f5496" style:font-name="Century Gothic" fo:font-size="16pt" style:font-size-asian="16pt" style:font-size-complex="16pt" style:language-complex="ar" style:country-complex="EG"/>
    </style:style>
    <style:style style:name="T7" style:family="text">
      <style:text-properties style:font-name="Cambria" fo:font-size="12pt" fo:font-weight="bold" style:font-size-asian="12pt" style:font-weight-asian="bold" style:font-size-complex="12pt" style:language-complex="ar" style:country-complex="EG" style:font-weight-complex="bold"/>
    </style:style>
    <style:style style:name="T8" style:family="text">
      <style:text-properties style:font-name="Cambria" fo:font-size="12pt" style:font-size-asian="12pt" style:font-size-complex="12pt" style:language-complex="ar" style:country-complex="EG"/>
    </style:style>
    <style:style style:name="T9" style:family="text">
      <style:text-properties style:font-name="Cambria" fo:font-size="12pt" officeooo:rsid="001e966b" style:font-size-asian="12pt" style:font-size-complex="12pt" style:language-complex="ar" style:country-complex="EG"/>
    </style:style>
    <style:style style:name="T10" style:family="text">
      <style:text-properties style:font-name="Cambria" fo:font-size="14pt" fo:font-weight="bold" style:font-size-asian="14pt" style:font-weight-asian="bold" style:font-size-complex="14pt" style:language-complex="ar" style:country-complex="EG" style:font-weight-complex="bold"/>
    </style:style>
    <style:style style:name="T11" style:family="text">
      <style:text-properties style:font-name="Cambria" fo:font-size="14pt" fo:font-weight="bold" officeooo:rsid="001ef664" style:font-size-asian="14pt" style:font-weight-asian="bold" style:font-size-complex="14pt" style:language-complex="ar" style:country-complex="EG" style:font-weight-complex="bold"/>
    </style:style>
    <style:style style:name="T12" style:family="text">
      <style:text-properties style:font-name="Cambria" fo:font-size="14pt" fo:font-weight="bold" officeooo:rsid="001fc7cf" style:font-size-asian="14pt" style:font-weight-asian="bold" style:font-size-complex="14pt" style:language-complex="ar" style:country-complex="EG" style:font-weight-complex="bold"/>
    </style:style>
    <style:style style:name="T13" style:family="text">
      <style:text-properties fo:color="#c45911"/>
    </style:style>
    <style:style style:name="T14" style:family="text">
      <style:text-properties fo:color="#c45911" style:font-name="Cambria" fo:font-size="12pt" fo:font-weight="bold" style:font-size-asian="12pt" style:font-weight-asian="bold" style:font-size-complex="12pt" style:language-complex="ar" style:country-complex="EG" style:font-weight-complex="bold"/>
    </style:style>
    <style:style style:name="T15" style:family="text">
      <style:text-properties fo:color="#c45911" style:font-name="Cambria" fo:font-size="12pt" fo:font-weight="bold" officeooo:rsid="001ef664" style:font-size-asian="12pt" style:font-weight-asian="bold" style:font-size-complex="12pt" style:language-complex="ar" style:country-complex="EG" style:font-weight-complex="bold"/>
    </style:style>
    <style:style style:name="T16" style:family="text">
      <style:text-properties fo:color="#c45911" style:font-name="Cambria" fo:font-size="12pt" fo:font-weight="bold" officeooo:rsid="001fc7cf" style:font-size-asian="12pt" style:font-weight-asian="bold" style:font-size-complex="12pt" style:language-complex="ar" style:country-complex="EG" style:font-weight-complex="bold"/>
    </style:style>
    <style:style style:name="T17" style:family="text">
      <style:text-properties fo:color="#c45911" style:font-name="Cambria" fo:font-size="12pt" style:font-size-asian="12pt" style:font-size-complex="12pt" style:language-complex="ar" style:country-complex="EG"/>
    </style:style>
    <style:style style:name="T18" style:family="text">
      <style:text-properties fo:color="#c45911" fo:font-weight="bold" style:font-weight-asian="bold" style:font-weight-complex="bold"/>
    </style:style>
    <style:style style:name="T19" style:family="text">
      <style:text-properties style:font-name="Century Gothic" fo:font-size="12pt" fo:font-weight="bold" style:font-size-asian="12pt" style:font-weight-asian="bold" style:font-size-complex="12pt" style:language-complex="ar" style:country-complex="EG" style:font-weight-complex="bold"/>
    </style:style>
    <style:style style:name="T20" style:family="text">
      <style:text-properties style:font-name="Century Gothic" fo:font-size="16pt" style:font-size-asian="16pt" style:font-size-complex="16pt" style:language-complex="ar" style:country-complex="EG"/>
    </style:style>
    <style:style style:name="T21" style:family="text">
      <style:text-properties style:font-name="Century Gothic" fo:font-size="16pt" fo:font-weight="bold" style:font-size-asian="16pt" style:font-weight-asian="bold" style:font-size-complex="16pt" style:language-complex="ar" style:country-complex="EG" style:font-weight-complex="bold"/>
    </style:style>
    <style:style style:name="T22" style:family="text">
      <style:text-properties style:font-name="Century Gothic" fo:font-size="14pt" style:font-size-asian="14pt" style:font-size-complex="14pt" style:language-complex="ar" style:country-complex="EG"/>
    </style:style>
    <style:style style:name="T23" style:family="text">
      <style:text-properties fo:color="#ff0000" style:font-name="Cambria" fo:font-size="12pt" style:text-underline-style="solid" style:text-underline-width="auto" style:text-underline-color="font-color" fo:font-weight="bold" style:font-size-asian="12pt" style:font-weight-asian="bold" style:font-size-complex="12pt" style:language-complex="ar" style:country-complex="EG" style:font-weight-complex="bold"/>
    </style:style>
    <style:style style:name="T24" style:family="text">
      <style:text-properties fo:color="#ff0000" style:font-name="Cambria" fo:font-size="12pt" fo:font-weight="bold" style:font-size-asian="12pt" style:font-weight-asian="bold" style:font-size-complex="12pt" style:language-complex="ar" style:country-complex="EG" style:font-weight-complex="bold"/>
    </style:style>
    <style:style style:name="T25" style:family="text">
      <style:text-properties fo:color="#2e74b5"/>
    </style:style>
    <style:style style:name="T26" style:family="text">
      <style:text-properties fo:color="#2e74b5" style:font-name="Cambria" fo:font-size="12pt" fo:font-weight="bold" style:font-size-asian="12pt" style:font-weight-asian="bold" style:font-size-complex="12pt" style:language-complex="ar" style:country-complex="EG" style:font-weight-complex="bold"/>
    </style:style>
    <style:style style:name="T27" style:family="text">
      <style:text-properties fo:color="#2e74b5" style:font-name="Cambria" fo:font-size="12pt" style:font-size-asian="12pt" style:font-size-complex="12pt" style:language-complex="ar" style:country-complex="EG"/>
    </style:style>
    <style:style style:name="T28" style:family="text">
      <style:text-properties fo:color="#1f4e79" style:font-name="Century Gothic" fo:font-size="16pt" style:font-size-asian="16pt" style:font-size-complex="16pt" style:language-complex="ar" style:country-complex="EG"/>
    </style:style>
    <style:style style:name="T29" style:family="text">
      <style:text-properties style:language-complex="ar" style:country-complex="EG"/>
    </style:style>
    <style:style style:name="T30" style:family="text">
      <style:text-properties fo:color="#833c0b" style:font-name="Century Gothic" fo:font-size="14pt" style:font-size-asian="14pt" style:font-size-complex="14pt" style:language-complex="ar" style:country-complex="EG"/>
    </style:style>
    <style:style style:name="T31" style:family="text">
      <style:text-properties officeooo:rsid="001fc7cf"/>
    </style:style>
    <style:style style:name="T32" style:family="text">
      <style:text-properties fo:color="#8496b0" style:font-name="Bodoni MT" fo:font-size="16pt" style:font-size-asian="16pt" style:font-size-complex="16pt" style:language-complex="ar" style:country-complex="EG"/>
    </style:style>
    <style:style style:name="T33" style:family="text">
      <style:text-properties fo:color="#8496b0" style:font-name="Bodoni MT" fo:font-size="16pt" officeooo:rsid="001fc7cf" style:font-size-asian="16pt" style:font-size-complex="16pt" style:language-complex="ar" style:country-complex="EG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2">File tag: 0</text:span><text:span text:style-name="T33">7</text:span></text:p>
      <text:p text:style-name="P1"><text:span text:style-name="T1">Liquid Crystal Display (LCD) Driver Design Document</text:span></text:p>
      <text:p text:style-name="P2"/>
      <text:list xml:id="list7458444529840164499" text:style-name="WWNum1">
        <text:list-item>
          <text:p text:style-name="P8"><text:span text:style-name="T6">Description:<text:line-break/></text:span><text:span text:style-name="T7">This is a software driver for the (16 character &amp; 2 lines)Liquid Crystal Display Actuator, this driver was developed by Anas Ebrahim at 28/3/2016 under the supervision of </text:span><text:span text:style-name="T14">Eng.Mohammad Hassan</text:span><text:span text:style-name="T7"> and </text:span><text:span text:style-name="T14">Eng.Walid El-Hennawy </text:span><text:span text:style-name="T7">in the Software Engineering Course.<text:line-break/>The driver provides the general APIs and Macros needed to use all the display options with any Microcontroller.</text:span><text:span text:style-name="T19"><text:line-break/></text:span></text:p>
        </text:list-item>
        <text:list-item>
          <text:p text:style-name="P8"><text:span text:style-name="T6">Driver Architecture:<text:line-break/></text:span><text:span text:style-name="T7">The driver lies on the </text:span><text:span text:style-name="T23">BSW Layer</text:span><text:span text:style-name="T24"> </text:span><text:span text:style-name="T7">and contains 3 header files</text:span><text:span text:style-name="T21"><text:line-break/></text:span><text:span text:style-name="T26">1-LCD_Interface.h </text:span><text:span text:style-name="T7">which contains the Functions/APIs Prototypes and variable like macros the user can use <text:line-break/></text:span><text:span text:style-name="T26">2-LCD_Config.h </text:span><text:span text:style-name="T7">which contains the configuration the user can choose to be the initial directions and values of the input output pins.<text:line-break/></text:span><text:span text:style-name="T26">3-LCD_private.h </text:span><text:span text:style-name="T7">which contains macros that is used only inside the driver.<text:line-break/>And one source file <text:line-break/></text:span><text:span text:style-name="T26">LCD_Prog.c </text:span><text:span text:style-name="T7">which contains the Implementation of the driver APIs.</text:span><text:span text:style-name="T8"><text:line-break/></text:span><text:span text:style-name="T4">The driver also uses the DIO module in the MCAL layer and </text:span><text:span text:style-name="T5">(util.h)</text:span><text:span text:style-name="T4"> &amp; </text:span><text:span text:style-name="T5">(types.h) </text:span><text:span text:style-name="T4">library from the libraries layer.<text:line-break/></text:span><text:span text:style-name="T8"><text:line-break/></text:span></text:p>
        </text:list-item>
        <text:list-item>
          <text:p text:style-name="P8"><text:span text:style-name="T28">Configurations:</text:span><text:span text:style-name="T20"><text:line-break/></text:span><text:span text:style-name="T7">The user should configure the 11 Microcontroller pins connected to <text:s text:c="2"/>the LCD <text:line-break/></text:span><text:span text:style-name="T14">1-LCD_DataPort: </text:span><text:span text:style-name="T7">the port (8 pins) required to write/read data to/from the LCD.<text:line-break/></text:span><text:span text:style-name="T14">2-LCD_RSPin: </text:span><text:span text:style-name="T7">the pin required to determine if the LCD is in the data (pin is high) or command (pin is low) mode.<text:line-break/></text:span><text:span text:style-name="T14">3-</text:span><text:span text:style-name="T13"> </text:span><text:span text:style-name="T14">LCD_RWPin: </text:span><text:span text:style-name="T7">the pin required to determine if the LCD is in the Read (pin is high) or Write (pin is low) mode.<text:line-break/></text:span><text:span text:style-name="T14">4-</text:span><text:span text:style-name="T13"> </text:span><text:span text:style-name="T14">LCD_EnablePin: </text:span><text:span text:style-name="T7">the pin required to determine if the LCD is enabled (pin is high) to write and read or </text:span><text:soft-page-break/><text:span text:style-name="T7">disabled (pin is low).<text:line-break/><text:line-break/>The user also should determine if the initial state of the LCD is enabled or disabled using the macro </text:span><text:span text:style-name="T26">(LCD_InitState) </text:span><text:span text:style-name="T7">and the cursor direction using the macro </text:span><text:span text:style-name="T26">(LCD_CursorInitDir<text:tab/>) </text:span><text:span text:style-name="T7">and if the initial state of the LCD is on or off </text:span><text:span text:style-name="T26">(LCD_LCDState) </text:span><text:span text:style-name="T7">and the initial state(on or off) of the cursor </text:span><text:span text:style-name="T26">(LCD_Cursor) </text:span><text:span text:style-name="T7">and if the cursor is blinking or not </text:span><text:span text:style-name="T26">(LCD_CursorBlink)</text:span></text:p>
        </text:list-item>
        <text:list-item>
          <text:p text:style-name="P9"><text:span text:style-name="T28">APIs 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30">APIs</text:span></text:p>
          </table:table-cell>
          <table:table-cell table:style-name="Table1.A1" office:value-type="string">
            <text:p text:style-name="P3"><text:span text:style-name="T30">Description</text:span></text:p>
          </table:table-cell>
          <table:table-cell table:style-name="Table1.A1" office:value-type="string">
            <text:p text:style-name="P3"><text:span text:style-name="T30">Arguments</text:span></text:p>
          </table:table-cell>
          <table:table-cell table:style-name="Table1.D1" office:value-type="string">
            <text:p text:style-name="P3"><text:span text:style-name="T30">Return</text:span></text:p>
          </table:table-cell>
        </table:table-row>
        <table:table-row>
          <table:table-cell table:style-name="Table1.A2" office:value-type="string">
            <text:p text:style-name="P15"><text:span text:style-name="T14">LCD_voidInit</text:span></text:p>
            <text:p text:style-name="P4"><text:span text:style-name="T10">Public</text:span></text:p>
          </table:table-cell>
          <table:table-cell table:style-name="Table1.A2" office:value-type="string">
            <text:p text:style-name="P19"><text:span text:style-name="T8">LCD Initialization function that set the initial state of the LCD configured by user in the configuration file.</text:span></text:p>
          </table:table-cell>
          <table:table-cell table:style-name="Table1.A2" office:value-type="string">
            <text:p text:style-name="P25"><text:s text:c="21"/>void</text:p>
          </table:table-cell>
          <table:table-cell table:style-name="Table1.D2" office:value-type="string">
            <text:p text:style-name="P25"><text:s text:c="11"/>void <text:s text:c="13"/></text:p>
          </table:table-cell>
        </table:table-row>
        <table:table-row>
          <table:table-cell table:style-name="Table1.A2" office:value-type="string">
            <text:p text:style-name="P15"><text:span text:style-name="T14">LCD_u8WriteCustom</text:span></text:p>
            <text:p text:style-name="P4"><text:span text:style-name="T10">Public</text:span></text:p>
          </table:table-cell>
          <table:table-cell table:style-name="Table1.A2" office:value-type="string">
            <text:p text:style-name="P15"><text:span text:style-name="T8">Write custom characters function which support the user to draw custom shapes on each character instead of the supported characters, the function takes a pointer to a 2D array which contains the binary representation of each character</text:span><text:span text:style-name="T27">(LCD_u8CopyCharArr[][8]) </text:span><text:span text:style-name="T8">and the number of characters in </text:span><text:soft-page-break/><text:span text:style-name="T8">the array</text:span><text:span text:style-name="T27">(LCD_u8CopyCharCount) </text:span><text:span text:style-name="T8">and the position coordinates to display the characters</text:span><text:span text:style-name="T27">(u8 Copy_u8X, u8 Copy_u8Y).</text:span><text:span text:style-name="T8"><text:line-break/>The function returns the state its state, u8Ok the array size is less than or equal to 8 and u8Error otherwise. </text:span></text:p>
          </table:table-cell>
          <table:table-cell table:style-name="Table1.A2" office:value-type="string">
            <text:p text:style-name="P20"><text:span text:style-name="T8">U8 LCD_u8Co</text:span><text:span text:style-name="T9">p</text:span><text:span text:style-name="T8">yCharArr[][8],u8 LCD_u8CopyCharCount,u8 Copy_u8X, u8 Copy_u8Y</text:span></text:p>
          </table:table-cell>
          <table:table-cell table:style-name="Table1.D2" office:value-type="string">
            <text:p text:style-name="P10"><text:span text:style-name="T8">U8Ok /</text:span></text:p>
            <text:p text:style-name="P10"><text:span text:style-name="T8">u8Error</text:span></text:p>
          </table:table-cell>
        </table:table-row>
        <table:table-row>
          <table:table-cell table:style-name="Table1.A2" office:value-type="string">
            <text:p text:style-name="P15"><text:span text:style-name="T14">LCD_u8WriteString <text:s text:c="10"/></text:span></text:p>
            <text:p text:style-name="P4"><text:span text:style-name="T10">Public</text:span></text:p>
          </table:table-cell>
          <table:table-cell table:style-name="Table1.A2" office:value-type="string">
            <text:p text:style-name="P15"><text:span text:style-name="T8">Write a String on the LCD function at the cursor position which takes a pointer to array of characters </text:span><text:span text:style-name="T27">(LCD_u8CopyString) </text:span><text:span text:style-name="T8">and returns its state, <text:line-break/>u8Error if the string size is more than 16 character and u8OK otherwise.</text:span></text:p>
          </table:table-cell>
          <table:table-cell table:style-name="Table1.A2" office:value-type="string">
            <text:p text:style-name="P20"><text:span text:style-name="T8">u8* LCD_u8CopyString</text:span></text:p>
          </table:table-cell>
          <table:table-cell table:style-name="Table1.D2" office:value-type="string">
            <text:p text:style-name="P15"><text:span text:style-name="T8"><text:s text:c="9"/>U8Ok /</text:span></text:p>
            <text:p text:style-name="P15"><text:span text:style-name="T8"><text:s text:c="9"/>u8Error</text:span></text:p>
          </table:table-cell>
        </table:table-row>
        <table:table-row>
          <table:table-cell table:style-name="Table1.A2" office:value-type="string">
            <text:p text:style-name="P15"><text:span text:style-name="T14">LCD_u8Control</text:span></text:p>
            <text:p text:style-name="P4"><text:span text:style-name="T10">Public</text:span></text:p>
          </table:table-cell>
          <table:table-cell table:style-name="Table1.A2" office:value-type="string">
            <text:p text:style-name="P15"><text:span text:style-name="T8">Control the LCD appearance function which takes one of the following options:</text:span></text:p>
            <text:p text:style-name="P15"><text:span text:style-name="T27">1- LCD_CursorIncrement<text:tab/></text:span></text:p>
            <text:p text:style-name="P15"><text:span text:style-name="T27">2- LCD_CursorDecr</text:span><text:soft-page-break/><text:span text:style-name="T27">ement<text:line-break/>3- LCD_Clear</text:span></text:p>
            <text:p text:style-name="P15"><text:span text:style-name="T27">4-LCD_SetCursorHome<text:line-break/>5-LCD_TurnOn</text:span></text:p>
            <text:p text:style-name="P15"><text:span text:style-name="T27">6-LCD_TurnOff<text:line-break/>7-LCD_TurnCursorOn<text:tab/><text:tab/></text:span></text:p>
            <text:p text:style-name="P15"><text:span text:style-name="T27">8-LCD_TurnCursorOff<text:line-break/>9-LCD_TurnBlinkOn<text:tab/><text:tab/></text:span></text:p>
            <text:p text:style-name="P15"><text:span text:style-name="T27">10-LCD_TurnBlinkOff<text:line-break/>11-LCD_ShiftStrRight<text:tab/><text:tab/></text:span></text:p>
            <text:p text:style-name="P15"><text:span text:style-name="T27">12-LCD_ShiftStrLeft<text:line-break/>13-LCD_ShiftCursorRight<text:tab/><text:tab/></text:span></text:p>
            <text:p text:style-name="P15"><text:span text:style-name="T27">14-LCD_ShiftCursorLeft<text:line-break/></text:span><text:span text:style-name="T8">The function returns its state, u8Error if the passed argument wasn't one of mentioned macros and u8OK otherwise.</text:span></text:p>
          </table:table-cell>
          <table:table-cell table:style-name="Table1.A2" office:value-type="string">
            <text:p text:style-name="P12"><text:span text:style-name="T8">u8 Copy_u8Command</text:span></text:p>
          </table:table-cell>
          <table:table-cell table:style-name="Table1.D2" office:value-type="string">
            <text:p text:style-name="P10"><text:span text:style-name="T8">U8Ok /</text:span></text:p>
            <text:p text:style-name="P10"><text:span text:style-name="T8">u8Error</text:span></text:p>
          </table:table-cell>
        </table:table-row>
        <table:table-row>
          <table:table-cell table:style-name="Table1.A2" office:value-type="string">
            <text:p text:style-name="P16"><text:span text:style-name="T14">LCD_u8GoToX</text:span><text:span text:style-name="T15">Y</text:span></text:p>
            <text:p text:style-name="P4"><text:span text:style-name="T11">Public</text:span></text:p>
          </table:table-cell>
          <table:table-cell table:style-name="Table1.A2" office:value-type="string">
            <text:p text:style-name="P11"><text:span text:style-name="T8">Sets the LCD cursor at the coordinat</text:span><text:soft-page-break/><text:span text:style-name="T8">e passed by the user as character number </text:span><text:span text:style-name="T27">(Copy_u8X) </text:span><text:span text:style-name="T8">and the line number </text:span><text:span text:style-name="T27">(Copy_u8Y) </text:span><text:span text:style-name="T8"><text:line-break/>the function returns its state, u8Error if coordinate is out of boundaries (the character number is more than 16 or the line number is more than 2) and u8OK otherwise.</text:span></text:p>
          </table:table-cell>
          <table:table-cell table:style-name="Table1.A2" office:value-type="string">
            <text:p text:style-name="P12"><text:span text:style-name="T8">u8 Copy_u8X, u8 Copy_u8Y</text:span></text:p>
          </table:table-cell>
          <table:table-cell table:style-name="Table1.D2" office:value-type="string">
            <text:p text:style-name="P23"><text:span text:style-name="T8"><text:s text:c="10"/>void</text:span></text:p>
          </table:table-cell>
        </table:table-row>
        <table:table-row>
          <table:table-cell table:style-name="Table1.A2" office:value-type="string">
            <text:p text:style-name="P16"><text:span text:style-name="T14">LCD_voidWriteFloat</text:span></text:p>
            <text:p text:style-name="P4"><text:span text:style-name="T10">Public</text:span></text:p>
            <text:p text:style-name="P16"><text:span text:style-name="T14"/></text:p>
          </table:table-cell>
          <table:table-cell table:style-name="Table1.A2" office:value-type="string">
            <text:p text:style-name="P16"><text:span text:style-name="T8">Writes a float number (just 2 number after the floating point) function which takes a float number and writes it on the LCD.</text:span></text:p>
          </table:table-cell>
          <table:table-cell table:style-name="Table1.A2" office:value-type="string">
            <text:p text:style-name="P21"><text:span text:style-name="T8">f32 Copy_f32Number</text:span></text:p>
          </table:table-cell>
          <table:table-cell table:style-name="Table1.D2" office:value-type="string">
            <text:p text:style-name="P26"><text:s text:c="11"/>void <text:s text:c="15"/></text:p>
          </table:table-cell>
        </table:table-row>
        <table:table-row>
          <table:table-cell table:style-name="Table1.A2" office:value-type="string">
            <text:p text:style-name="P16"><text:span text:style-name="T16">c</text:span><text:span text:style-name="T14">onc</text:span></text:p>
            <text:p text:style-name="P5"><text:span text:style-name="T10">P</text:span><text:span text:style-name="T12">rivate</text:span></text:p>
            <text:p text:style-name="P16"><text:span text:style-name="T14"/></text:p>
          </table:table-cell>
          <table:table-cell table:style-name="Table1.A2" office:value-type="string">
            <text:p text:style-name="P17"><text:span text:style-name="T8">Concatenation function like macro which takes 8 bit </text:span><text:soft-page-break/><text:span text:style-name="T8">binary values and concatenates them into one byte.</text:span></text:p>
          </table:table-cell>
          <table:table-cell table:style-name="Table1.A2" office:value-type="string">
            <text:p text:style-name="P22"><text:span text:style-name="T8">bit0,bit1,bit2,bit3,bit4,bit5,bit6,bit7</text:span></text:p>
          </table:table-cell>
          <table:table-cell table:style-name="Table1.D2" office:value-type="string">
            <text:p text:style-name="P27"><text:span text:style-name="T31"><text:s text:c="5"/></text:span><text:s text:c="6"/><text:span text:style-name="T31">void <text:s text:c="4"/></text:span></text:p>
          </table:table-cell>
        </table:table-row>
        <table:table-row>
          <table:table-cell table:style-name="Table1.A2" office:value-type="string">
            <text:p text:style-name="P17"><text:span text:style-name="T14">LCD_voidWriteCommand</text:span></text:p>
            <text:p text:style-name="P5"><text:span text:style-name="T10">P</text:span><text:span text:style-name="T12">rivate</text:span></text:p>
          </table:table-cell>
          <table:table-cell table:style-name="Table1.A2" office:value-type="string">
            <text:p text:style-name="P17"><text:span text:style-name="T8">Write Commands to the LCD to configure its appearance function which takes the command value mentioned in the datasheet.</text:span></text:p>
          </table:table-cell>
          <table:table-cell table:style-name="Table1.A2" office:value-type="string">
            <text:p text:style-name="P22"><text:span text:style-name="T8">u8 LCD_u8CopyCommand</text:span></text:p>
          </table:table-cell>
          <table:table-cell table:style-name="Table1.D2" office:value-type="string">
            <text:p text:style-name="Table_20_Contents"><text:s text:c="13"/><text:span text:style-name="T31">void</text:span></text:p>
          </table:table-cell>
        </table:table-row>
        <table:table-row>
          <table:table-cell table:style-name="Table1.A2" office:value-type="string">
            <text:p text:style-name="P17"><text:span text:style-name="T14">LCD_voidWriteData</text:span></text:p>
            <text:p text:style-name="P5"><text:span text:style-name="T10">P</text:span><text:span text:style-name="T12">rivate</text:span></text:p>
            <text:p text:style-name="P17"><text:span text:style-name="T14"/></text:p>
            <text:p text:style-name="P17"/>
          </table:table-cell>
          <table:table-cell table:style-name="Table1.A2" office:value-type="string">
            <text:p text:style-name="P17"><text:span text:style-name="T8">Write data to be displayed on the LCD, function which takes the data value "in the ASCII format" to be displayed on the LCD.</text:span></text:p>
          </table:table-cell>
          <table:table-cell table:style-name="Table1.A2" office:value-type="string">
            <text:p text:style-name="P22"><text:span text:style-name="T8">u8 LCD_u8CopyData</text:span></text:p>
          </table:table-cell>
          <table:table-cell table:style-name="Table1.D2" office:value-type="string">
            <text:p text:style-name="P28"><text:s text:c="13"/><text:span text:style-name="T31">void</text:span></text:p>
          </table:table-cell>
        </table:table-row>
      </table:table>
      <text:list xml:id="list103800357153424" text:continue-numbering="true" text:style-name="WWNum1">
        <text:list-header>
          <text:p text:style-name="P14"><text:span text:style-name="T8"><text:line-break/></text:span></text:p>
        </text:list-header>
        <text:list-item>
          <text:p text:style-name="P8"><text:span text:style-name="T28">Shared Variables </text:span><text:span text:style-name="T20"><text:line-break/></text:span><text:span text:style-name="T7">There is no shared variables in the driver</text:span><text:span text:style-name="T29"><text:line-break/><text:line-break/></text:span></text:p>
        </text:list-item>
        <text:list-item>
          <text:p text:style-name="P8"><text:span text:style-name="T28">Integration constrains</text:span><text:span text:style-name="T29"><text:line-break/></text:span><text:span text:style-name="T7">1-The Microcontroller Pins connected to the LCD should configured </text:span><text:bookmark-start text:name="_GoBack"/><text:span text:style-name="T7">as Output pins.<text:line-break/></text:span><text:bookmark-end text:name="_GoBack"/><text:span text:style-name="T7">2-The user should clear the old data on the LCD every time before writing new data<text:line-break/>3-The maximum number of the custom characters determined by the user is 8<text:line-break/>4-The maximum number of characters in the string the user can write is 16 if the cursor is in the beginning.<text:line-break/>5-The maximum coordinate is (16,1) for characters and lines respectively.</text:span></text:p>
        </text:list-item>
        <text:list-item>
          <text:p text:style-name="P8"><text:soft-page-break/><text:span text:style-name="T28">Hardware constrains</text:span><text:span text:style-name="T20"><text:line-break/></text:span><text:span text:style-name="T7">1-Vo Pin on the LCD should be connected with a Voltage divider resistor on a potentiometer to adjust the brightness.<text:line-break/>2-VDD pin should be connected to 5v source. <text:line-break/>3-VSS pin should be connected to ground.</text:span></text:p>
        </text:list-item>
        <text:list-item>
          <text:p text:style-name="P13"><text:span text:style-name="T28">APIs Tags</text:span>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<text:span text:style-name="T2">0</text:span><text:span text:style-name="T3">7</text:span><text:span text:style-name="T2">_API1_S0_C0_T</text:span><text:span text:style-name="T3">0</text:span></text:p>
          </table:table-cell>
          <table:table-cell table:style-name="Table2.B1" office:value-type="string">
            <text:p text:style-name="P18"><text:span text:style-name="T14">LCD_voidInit</text:span></text:p>
          </table:table-cell>
        </table:table-row>
        <table:table-row>
          <table:table-cell table:style-name="Table2.A2" office:value-type="string">
            <text:p text:style-name="P3"><text:span text:style-name="T2">0</text:span><text:span text:style-name="T3">7</text:span><text:span text:style-name="T2">_API2_S0_C0_T0</text:span></text:p>
          </table:table-cell>
          <table:table-cell table:style-name="Table2.B2" office:value-type="string">
            <text:p text:style-name="P18"><text:span text:style-name="T14">LCD_u8WriteCustom</text:span></text:p>
          </table:table-cell>
        </table:table-row>
        <table:table-row>
          <table:table-cell table:style-name="Table2.A2" office:value-type="string">
            <text:p text:style-name="P3"><text:span text:style-name="T2">0</text:span><text:span text:style-name="T3">7</text:span><text:span text:style-name="T2">_API3_S0_C0_T0</text:span></text:p>
          </table:table-cell>
          <table:table-cell table:style-name="Table2.B2" office:value-type="string">
            <text:p text:style-name="P18"><text:span text:style-name="T14">LCD_u8WriteString</text:span></text:p>
          </table:table-cell>
        </table:table-row>
        <table:table-row>
          <table:table-cell table:style-name="Table2.A2" office:value-type="string">
            <text:p text:style-name="P3"><text:span text:style-name="T2">0</text:span><text:span text:style-name="T3">7</text:span><text:span text:style-name="T2">_API4_S0_C0_T0</text:span></text:p>
          </table:table-cell>
          <table:table-cell table:style-name="Table2.B2" office:value-type="string">
            <text:p text:style-name="P18"><text:span text:style-name="T14">LCD_u8Control</text:span></text:p>
          </table:table-cell>
        </table:table-row>
        <table:table-row>
          <table:table-cell table:style-name="Table2.A2" office:value-type="string">
            <text:p text:style-name="P3"><text:span text:style-name="T2">0</text:span><text:span text:style-name="T3">7</text:span><text:span text:style-name="T2">_API5_S0_C0_T0</text:span></text:p>
          </table:table-cell>
          <table:table-cell table:style-name="Table2.B2" office:value-type="string">
            <text:p text:style-name="P18"><text:span text:style-name="T14">LCD_u8GoToX</text:span><text:span text:style-name="T15">Y</text:span></text:p>
          </table:table-cell>
        </table:table-row>
        <table:table-row>
          <table:table-cell table:style-name="Table2.A2" office:value-type="string">
            <text:p text:style-name="P3"><text:span text:style-name="T2">0</text:span><text:span text:style-name="T3">7</text:span><text:span text:style-name="T2">_API6_S0_C0_T0</text:span></text:p>
          </table:table-cell>
          <table:table-cell table:style-name="Table2.B2" office:value-type="string">
            <text:p text:style-name="P18"><text:span text:style-name="T14">LCD_voidWriteFloat</text:span></text:p>
          </table:table-cell>
        </table:table-row>
        <table:table-row>
          <table:table-cell table:style-name="Table2.A2" office:value-type="string">
            <text:p text:style-name="P3"><text:span text:style-name="T2">0</text:span><text:span text:style-name="T3">7</text:span><text:span text:style-name="T2">_API1_S0_C0_T</text:span><text:span text:style-name="T3">0</text:span></text:p>
          </table:table-cell>
          <table:table-cell table:style-name="Table2.B2" office:value-type="string">
            <text:p text:style-name="P18"><text:span text:style-name="T16">c</text:span><text:span text:style-name="T14">onc</text:span></text:p>
          </table:table-cell>
        </table:table-row>
        <table:table-row>
          <table:table-cell table:style-name="Table2.A2" office:value-type="string">
            <text:p text:style-name="P3"><text:span text:style-name="T2">0</text:span><text:span text:style-name="T3">7</text:span><text:span text:style-name="T2">_API2_S0_C0_T0</text:span></text:p>
          </table:table-cell>
          <table:table-cell table:style-name="Table2.B2" office:value-type="string">
            <text:p text:style-name="P18"><text:span text:style-name="T14">LCD_voidWriteCommand</text:span></text:p>
          </table:table-cell>
        </table:table-row>
        <table:table-row>
          <table:table-cell table:style-name="Table2.A2" office:value-type="string">
            <text:p text:style-name="P3"><text:span text:style-name="T2">0</text:span><text:span text:style-name="T3">7</text:span><text:span text:style-name="T2">_API3_S0_C0_T0</text:span></text:p>
          </table:table-cell>
          <table:table-cell table:style-name="Table2.B2" office:value-type="string">
            <text:p text:style-name="P18"><text:span text:style-name="T14">LCD_voidWriteData</text:span></text:p>
          </table:table-cell>
        </table:table-row>
      </table:table>
      <text:list xml:id="list103800490751552" text:continue-numbering="true" text:style-name="WWNum1">
        <text:list-header>
          <text:p text:style-name="P13"><text:span text:style-name="T28"/></text:p>
        </text:list-header>
      </text:list>
      <text:p text:style-name="P7"/>
      <text:p text:style-name="P7"><text:span text:style-name="T7"/></text:p>
      <text:p text:style-name="P7"/>
      <text:p text:style-name="P2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complex="F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a5a5a" fo:letter-spacing="0.0102in" style:font-name-complex="F" style:font-family-generic-complex="system" style:font-pitch-complex="variable"/>
    </style:style>
    <style:style style:name="ListLabel_20_1" style:display-name="ListLabel 1" style:family="text">
      <style:text-properties fo:color="#2f5496" fo:font-size="16pt" style:font-size-asian="16pt" style:font-size-complex="16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 Ebrahim</meta:initial-creator>
    <meta:editing-cycles>27</meta:editing-cycles>
    <meta:print-date>2016-03-31T08:43:00</meta:print-date>
    <meta:creation-date>2016-03-31T05:26:00</meta:creation-date>
    <dc:date>2016-04-06T10:38:00.170278231</dc:date>
    <meta:editing-duration>PT7M1S</meta:editing-duration>
    <meta:generator>LibreOffice/4.2.8.2$Linux_X86_64 LibreOffice_project/420m0$Build-2</meta:generator>
    <meta:document-statistic meta:table-count="2" meta:image-count="0" meta:object-count="0" meta:page-count="7" meta:paragraph-count="89" meta:word-count="835" meta:character-count="5686" meta:non-whitespace-character-count="47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